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1629c"/>
    </style:style>
    <style:style style:name="P8" style:family="paragraph" style:parent-style-name="Text_20_body">
      <style:paragraph-properties fo:text-align="justify" style:justify-single-word="false"/>
      <style:text-properties officeooo:paragraph-rsid="001e4b87"/>
    </style:style>
    <style:style style:name="P9" style:family="paragraph" style:parent-style-name="Text_20_body">
      <style:paragraph-properties fo:text-align="justify" style:justify-single-word="false"/>
      <style:text-properties officeooo:paragraph-rsid="000ed0c7"/>
    </style:style>
    <style:style style:name="P10" style:family="paragraph" style:parent-style-name="Text_20_body">
      <style:paragraph-properties fo:text-align="center" style:justify-single-word="false"/>
      <style:text-properties officeooo:rsid="002d302a" officeooo:paragraph-rsid="002d302a"/>
    </style:style>
    <style:style style:name="P11" style:family="paragraph" style:parent-style-name="Text_20_body">
      <style:paragraph-properties fo:text-align="start" style:justify-single-word="false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Calibri" fo:font-size="14pt" officeooo:paragraph-rsid="000ed0c7" style:font-size-asian="14pt" style:font-size-complex="14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Calibri" fo:font-size="14pt" officeooo:paragraph-rsid="001e4b87" style:font-size-asian="14pt" style:font-size-complex="14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Calibri" fo:font-size="14pt" officeooo:rsid="000bf8d3" officeooo:paragraph-rsid="000ed0c7" style:font-size-asian="14pt" style:font-size-complex="14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Calibri" fo:font-size="14pt" officeooo:rsid="000bf8d3" officeooo:paragraph-rsid="001e4b87" style:font-size-asian="14pt" style:font-size-complex="14pt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Calibri" fo:font-size="14pt" officeooo:rsid="000bf8d3" officeooo:paragraph-rsid="000ed0c7" style:font-size-asian="14pt" style:font-size-complex="14pt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Calibri" fo:font-size="14pt" officeooo:rsid="000bf8d3" officeooo:paragraph-rsid="001e4b87" style:font-size-asian="14pt" style:font-size-complex="14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Calibri" fo:font-size="14pt" officeooo:rsid="002b7c66" officeooo:paragraph-rsid="002b7c66" style:font-size-asian="14pt" style:font-size-complex="14pt"/>
    </style:style>
    <style:style style:name="P19" style:family="paragraph" style:parent-style-name="Text_20_body" style:list-style-name="L1">
      <style:paragraph-properties fo:text-align="center" style:justify-single-word="false"/>
      <style:text-properties style:font-name="Calibri" fo:font-size="14pt" officeooo:rsid="0030f6e0" officeooo:paragraph-rsid="0030f6e0" style:font-size-asian="14pt" style:font-size-complex="14pt"/>
    </style:style>
    <style:style style:name="P20" style:family="paragraph" style:parent-style-name="Text_20_body" style:list-style-name="L1">
      <style:text-properties style:font-name="Calibri" fo:font-size="16pt" fo:font-style="italic" officeooo:paragraph-rsid="000ed0c7" style:font-size-asian="16pt" style:font-style-asian="italic" style:font-size-complex="16pt" style:font-style-complex="italic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0ed0c7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01e4b87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rsid="000ed0c7" officeooo:paragraph-rsid="000ed0c7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0ed0c7" officeooo:paragraph-rsid="001e4b87"/>
    </style:style>
    <style:style style:name="P25" style:family="paragraph" style:parent-style-name="Text_20_body" style:list-style-name="L1">
      <style:paragraph-properties fo:text-align="justify" style:justify-single-word="false" fo:break-before="page"/>
      <style:text-properties style:font-name="Calibri" fo:font-size="16pt" fo:font-style="italic" fo:font-weight="bold" officeooo:rsid="001b208f" officeooo:paragraph-rsid="000ed0c7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Calibri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1a47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officeooo:rsid="000bf8d3" style:font-size-asian="14pt" style:font-size-complex="14pt"/>
    </style:style>
    <style:style style:name="T5" style:family="text">
      <style:text-properties style:font-name="Calibri" fo:font-size="14pt" officeooo:rsid="000ed0c7" style:font-size-asian="14pt" style:font-size-complex="14pt"/>
    </style:style>
    <style:style style:name="T6" style:family="text">
      <style:text-properties style:font-name="Calibri" fo:font-size="14pt" officeooo:rsid="00204906" style:font-size-asian="14pt" style:font-size-complex="14pt"/>
    </style:style>
    <style:style style:name="T7" style:family="text">
      <style:text-properties style:font-name="Calibri" fo:font-size="14pt" officeooo:rsid="00341bb4" style:font-size-asian="14pt" style:font-size-complex="14pt"/>
    </style:style>
    <style:style style:name="T8" style:family="text">
      <style:text-properties style:font-name="Calibri" fo:font-size="14pt" officeooo:rsid="003636bf" style:font-size-asian="14pt" style:font-size-complex="14pt"/>
    </style:style>
    <style:style style:name="T9" style:family="text">
      <style:text-properties style:font-name="Calibri" fo:font-size="14pt" officeooo:rsid="00380d4b" style:font-size-asian="14pt" style:font-size-complex="14pt"/>
    </style:style>
    <style:style style:name="T10" style:family="text">
      <style:text-properties style:font-name="Calibri" fo:font-size="14pt" officeooo:rsid="00394d98" style:font-size-asian="14pt" style:font-size-complex="14pt"/>
    </style:style>
    <style:style style:name="T11" style:family="text">
      <style:text-properties style:font-name="Calibri" fo:font-size="14pt" officeooo:rsid="00397b42" style:font-size-asian="14pt" style:font-size-complex="14pt"/>
    </style:style>
    <style:style style:name="T12" style:family="text">
      <style:text-properties style:font-name="Calib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Calibri" fo:font-size="14pt" fo:font-style="normal" fo:font-weight="normal" officeooo:rsid="000ed0c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" fo:font-size="14pt" fo:font-style="normal" fo:font-weight="normal" officeooo:rsid="0021629c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Calibri" fo:font-size="14pt" fo:font-style="normal" fo:font-weight="normal" officeooo:rsid="003a6246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italic" officeooo:rsid="001e4b87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2a6dda" style:font-size-asian="16pt" style:font-style-asian="italic" style:font-size-complex="16pt" style:font-style-complex="italic"/>
    </style:style>
    <style:style style:name="T19" style:family="text">
      <style:text-properties officeooo:rsid="00163e24"/>
    </style:style>
    <style:style style:name="T20" style:family="text">
      <style:text-properties officeooo:rsid="00274461"/>
    </style:style>
    <style:style style:name="T21" style:family="text">
      <style:text-properties officeooo:rsid="002a6dda"/>
    </style:style>
    <style:style style:name="T22" style:family="text">
      <style:text-properties officeooo:rsid="002e21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31cm" fo:text-indent="-0.635cm" fo:margin-left="7.1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6cm" fo:text-indent="-0.635cm" fo:margin-left="7.7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31cm" fo:text-indent="-0.635cm" fo:margin-left="7.1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6cm" fo:text-indent="-0.635cm" fo:margin-left="7.7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/>
      <text:p text:style-name="P3">Instituto Tecnológico de Aeronáutica</text:p>
      <text:p text:style-name="P3"/>
      <text:p text:style-name="P4"><text:span text:style-name="T2">MP-208</text:span> – <text:span text:style-name="T20">Filtragem Ótima com Aplicações <text:s/>Aeroespaciais</text:span></text:p>
      <text:p text:style-name="P2"/>
      <text:p text:style-name="P2"/>
      <text:p text:style-name="P2"/>
      <text:p text:style-name="P2"/>
      <text:p text:style-name="P2"/>
      <text:p text:style-name="P1">Exercício Computacio<text:span text:style-name="T2">nal 2</text:span></text:p>
      <text:p text:style-name="P6"/>
      <text:p text:style-name="P6"/>
      <text:p text:style-name="P6"/>
      <text:p text:style-name="P6"/>
      <text:p text:style-name="P6"/>
      <text:p text:style-name="P5">Nome: <text:span text:style-name="T1">Marcos Aurélio Moreira Tortólio Junior</text:span></text:p>
      <text:p text:style-name="P11"/>
      <text:list xml:id="list7371967830082895843" text:style-name="L1">
        <text:list-header>
          <text:p text:style-name="P20"/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3cm" fo:margin-right="1.21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Junior</meta:initial-creator>
    <meta:creation-date>2016-04-22T18:02:14.52</meta:creation-date>
    <dc:date>2016-10-12T21:14:13.992461056</dc:date>
    <meta:editing-duration>PT6H22M54S</meta:editing-duration>
    <meta:editing-cycles>150</meta:editing-cycles>
    <meta:generator>LibreOffice/5.1.4.2$Linux_X86_64 LibreOffice_project/10m0$Build-2</meta:generator>
    <meta:document-statistic meta:table-count="0" meta:image-count="0" meta:object-count="0" meta:page-count="2" meta:paragraph-count="4" meta:word-count="19" meta:character-count="159" meta:non-whitespace-character-count="142"/>
  </office:meta>
</office:document-meta>
</file>